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5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1f9eff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>
      <style:text-properties style:font-name="Inter1" officeooo:paragraph-rsid="0192b585"/>
    </style:style>
    <style:style style:name="P47" style:family="paragraph" style:parent-style-name="Standard">
      <style:text-properties style:font-name="Inter1" officeooo:paragraph-rsid="01bd823b"/>
    </style:style>
    <style:style style:name="P48" style:family="paragraph" style:parent-style-name="Standard">
      <style:text-properties style:font-name="Inter1" officeooo:paragraph-rsid="018061f8"/>
    </style:style>
    <style:style style:name="P49" style:family="paragraph" style:parent-style-name="Standard">
      <style:text-properties style:font-name="Inter1" officeooo:paragraph-rsid="016f1dab"/>
    </style:style>
    <style:style style:name="P50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51" style:family="paragraph" style:parent-style-name="Standard">
      <style:text-properties officeooo:paragraph-rsid="018061f8"/>
    </style:style>
    <style:style style:name="P52" style:family="paragraph" style:parent-style-name="Standard">
      <style:text-properties officeooo:paragraph-rsid="016f1dab"/>
    </style:style>
    <style:style style:name="P53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4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7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7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weight-asian="bold" style:font-weight-complex="bold"/>
    </style:style>
    <style:style style:name="T2" style:family="text">
      <style:text-properties fo:font-weight="bold" officeooo:rsid="007e263d" style:font-weight-asian="bold" style:font-weight-complex="normal"/>
    </style:style>
    <style:style style:name="T3" style:family="text">
      <style:text-properties fo:font-weight="bold" officeooo:rsid="01ca2b74" style:font-weight-asian="bold"/>
    </style:style>
    <style:style style:name="T4" style:family="text">
      <style:text-properties fo:font-weight="bold" officeooo:rsid="0200cec8" style:font-name-asian="Roboto2" style:font-weight-asian="bold" style:font-name-complex="Roboto2" style:font-weight-complex="bold"/>
    </style:style>
    <style:style style:name="T5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12a0f54" style:font-name-asian="Roboto2" style:font-size-asian="10pt" style:font-name-complex="Roboto2" style:font-size-complex="10pt"/>
    </style:style>
    <style:style style:name="T8" style:family="text">
      <style:text-properties fo:font-size="10pt" officeooo:rsid="01294c75" style:font-name-asian="Roboto2" style:font-size-asian="10pt" style:font-name-complex="Roboto2" style:font-size-complex="10pt"/>
    </style:style>
    <style:style style:name="T9" style:family="text">
      <style:text-properties fo:font-size="10pt" officeooo:rsid="00bc0279" style:font-name-asian="Roboto2" style:font-size-asian="10pt" style:font-name-complex="Roboto2" style:font-size-complex="10pt"/>
    </style:style>
    <style:style style:name="T10" style:family="text">
      <style:text-properties fo:font-size="10pt" officeooo:rsid="008f9311" style:font-name-asian="Roboto2" style:font-size-asian="10pt" style:font-name-complex="Roboto2" style:font-size-complex="10pt"/>
    </style:style>
    <style:style style:name="T11" style:family="text">
      <style:text-properties fo:font-size="10pt" officeooo:rsid="00c463f2" style:font-name-asian="Roboto2" style:font-size-asian="10pt" style:font-name-complex="Roboto2" style:font-size-complex="10pt"/>
    </style:style>
    <style:style style:name="T12" style:family="text">
      <style:text-properties fo:font-size="10pt" officeooo:rsid="019a0109" style:font-name-asian="Roboto2" style:font-size-asian="10pt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4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1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9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0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1" style:family="text">
      <style:text-properties fo:font-size="10pt" fo:font-style="normal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8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style:font-size-asian="10pt" style:font-size-complex="10pt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1475f55" style:font-weight-asian="normal" style:font-weight-complex="normal"/>
    </style:style>
    <style:style style:name="T106" style:family="text">
      <style:text-properties fo:font-weight="normal" officeooo:rsid="01ff59c5" style:font-weight-asian="normal" style:font-weight-complex="normal"/>
    </style:style>
    <style:style style:name="T107" style:family="text">
      <style:text-properties fo:font-weight="normal" officeooo:rsid="0200cec8" style:font-weight-asian="normal" style:font-weight-complex="normal"/>
    </style:style>
    <style:style style:name="T108" style:family="text">
      <style:text-properties fo:font-weight="normal" officeooo:rsid="01f670b9" style:font-weight-asian="normal"/>
    </style:style>
    <style:style style:name="T109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0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1" style:family="text">
      <style:text-properties officeooo:rsid="0094c2de"/>
    </style:style>
    <style:style style:name="T112" style:family="text">
      <style:text-properties fo:color="#000000" style:font-name="Inter1" style:text-underline-style="none"/>
    </style:style>
    <style:style style:name="T113" style:family="text">
      <style:text-properties officeooo:rsid="0134be7f"/>
    </style:style>
    <style:style style:name="T114" style:family="text">
      <style:text-properties officeooo:rsid="014965fe"/>
    </style:style>
    <style:style style:name="T115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7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8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9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1" fo:font-size="10pt" style:font-size-asian="10pt" style:font-size-complex="10pt"/>
    </style:style>
    <style:style style:name="T122" style:family="text">
      <style:text-properties style:font-name="Inter1" fo:font-size="10pt" officeooo:rsid="01a964e2" style:font-size-asian="10pt" style:font-size-complex="10pt"/>
    </style:style>
    <style:style style:name="T123" style:family="text">
      <style:text-properties style:font-name="Inter1" fo:font-size="10pt" officeooo:rsid="01db6890" style:font-size-asian="10pt" style:font-size-complex="10pt"/>
    </style:style>
    <style:style style:name="T124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normal" officeooo:rsid="0200cec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style:text-underline-style="none" fo:font-weight="bold" officeooo:rsid="0200cec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0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1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2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3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4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5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6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1" fo:font-size="10pt" style:font-name-asian="Roboto2" style:font-size-asian="10pt" style:font-name-complex="Roboto2" style:font-size-complex="10pt"/>
    </style:style>
    <style:style style:name="T160" style:family="text">
      <style:text-properties fo:color="#0066b3" style:font-name="Inter1" style:text-underline-style="solid" style:text-underline-width="auto" style:text-underline-color="font-color"/>
    </style:style>
    <style:style style:name="T161" style:family="text">
      <style:text-properties officeooo:rsid="0190cd32"/>
    </style:style>
    <style:style style:name="T162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3" style:family="text">
      <style:text-properties officeooo:rsid="01a964e2"/>
    </style:style>
    <style:style style:name="T164" style:family="text">
      <style:text-properties officeooo:rsid="01aa114e"/>
    </style:style>
    <style:style style:name="T165" style:family="text">
      <style:text-properties officeooo:rsid="01ac23ff"/>
    </style:style>
    <style:style style:name="T166" style:family="text">
      <style:text-properties officeooo:rsid="01c381c7"/>
    </style:style>
    <style:style style:name="T167" style:family="text">
      <style:text-properties officeooo:rsid="01f670b9" style:font-weight-complex="bold"/>
    </style:style>
    <style:style style:name="T168" style:family="text">
      <style:text-properties officeooo:rsid="01f683f8" style:font-weight-complex="bold"/>
    </style:style>
    <style:style style:name="T169" style:family="text">
      <style:text-properties officeooo:rsid="01cb049a"/>
    </style:style>
    <style:style style:name="T170" style:family="text">
      <style:text-properties officeooo:rsid="01cc2d83"/>
    </style:style>
    <style:style style:name="T171" style:family="text">
      <style:text-properties officeooo:rsid="01d2d740"/>
    </style:style>
    <style:style style:name="T172" style:family="text">
      <style:text-properties style:font-name="Inter Extra Bold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11">R</text:span>ICHARD <text:span text:style-name="T170">S. </text:span>ZHU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<text:a xlink:type="simple" xlink:href="mailto:rszhu@berkeley.edu" text:style-name="Internet_20_link" text:visited-style-name="Visited_20_Internet_20_Link"><text:span text:style-name="T112">rszhu@berkeley.edu</text:span></text:a></text:p>
            <text:p text:style-name="P27">858-371-8838</text:p>
            <text:p text:style-name="P26">Berkeley, CA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8"><text:a xlink:type="simple" xlink:href="https://www.linkedin.com/in/rszhu/" text:style-name="Internet_20_link" text:visited-style-name="Visited_20_Internet_20_Link"><text:span text:style-name="T160">linkedin.com/in/rszhu</text:span></text:a></text:p>
            <text:p text:style-name="P28"><text:a xlink:type="simple" xlink:href="https://github.com/richardszhu" text:style-name="Internet_20_link" text:visited-style-name="Visited_20_Internet_20_Link"><text:span text:style-name="T160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60">ocf.io/rszhu</text:span></text:a></text:p>
          </table:table-cell>
        </table:table-row>
      </table:table>
      <text:p text:style-name="P5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7">B.A. Computer Science, </text:span><text:span text:style-name="T46">GPA 3.90</text:span><text:span text:style-name="T51"> </text:span><text:span text:style-name="T13"><text:s text:c="40"/></text:span><text:span text:style-name="T23"><text:s text:c="7"/></text:span><text:span text:style-name="T48"><text:s/></text:span><text:span text:style-name="T13"><text:s text:c="81"/></text:span><text:span text:style-name="T6"><text:s text:c="89"/></text:span><text:span text:style-name="T24"><text:s text:c="13"/></text:span></text:p>
          </table:table-cell>
          <table:table-cell table:style-name="Table5.C1" office:value-type="string">
            <text:p text:style-name="P20"><text:span text:style-name="T167">Grad</text:span><text:span text:style-name="T168">uation</text:span><text:span text:style-name="T167"> </text:span><text:span text:style-name="T108">May 2023</text:span></text:p>
            <text:p text:style-name="P21"><text:span text:style-name="T3"><text:s/></text:span><text:span text:style-name="T2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5"><text:span text:style-name="T173">Top Margin : 0</text:span></text:p><text:p text:style-name="P75"><text:span text:style-name="T173">Bottom Margin : 0</text:span></text:p></office:annotation><text:span text:style-name="T78">Coursework:</text:span><office:annotation-end office:name="__Annotation__905_40995002133"/><text:span text:style-name="T40"> </text:span><text:span text:style-name="T41">Data Structures </text:span><text:span text:style-name="T44">and</text:span><text:span text:style-name="T42"> Algorithms</text:span><text:span text:style-name="T41">, </text:span><text:span text:style-name="T43">Structure of Computer Programs</text:span><text:span text:style-name="T36">, </text:span><text:span text:style-name="T38">Linear Algebra,</text:span><text:span text:style-name="T37"> </text:span><text:span text:style-name="T39">Differential Equations</text:span><text:span text:style-name="T13"> <text:s text:c="29"/></text:span><text:span text:style-name="T6"><text:s text:c="89"/></text:span><text:span text:style-name="T24"><text:s text:c="13"/></text:span></text:p>
          </table:table-cell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EXPERIENCE</text:p>
          </table:table-cell>
          <table:table-cell table:style-name="Table6.A1" office:value-type="string">
            <text:p text:style-name="P11"><text:span text:style-name="T116">California </text:span><text:span text:style-name="T120">PATH (</text:span><text:span text:style-name="Strong_20_Emphasis"><text:span text:style-name="T121">Partners for Advanced Transportation Technology</text:span></text:span><text:span text:style-name="Strong_20_Emphasis"><text:span text:style-name="T123">)</text:span></text:span></text:p>
            <text:p text:style-name="P14"><text:span text:style-name="T35">Research Assistant</text:span><text:span text:style-name="T13"> <text:s text:c="26"/></text:span><text:span text:style-name="T45"><text:s/></text:span><text:span text:style-name="T13"><text:s text:c="51"/></text:span><text:span text:style-name="T23"><text:s text:c="7"/></text:span><text:span text:style-name="T48"><text:s/></text:span><text:span text:style-name="T13"><text:s text:c="81"/></text:span><text:span text:style-name="T6"><text:s text:c="89"/></text:span><text:span text:style-name="T24"><text:s text:c="13"/></text:span></text:p>
          </table:table-cell>
          <table:table-cell table:style-name="Table6.C1" office:value-type="string">
            <text:p text:style-name="P3"><text:span text:style-name="T52"><text:s/></text:span><text:span text:style-name="T50">Berkeley</text:span><text:span text:style-name="T49">, CA</text:span></text:p>
            <text:p text:style-name="P16"><text:span text:style-name="T25"><text:s/></text:span><text:span text:style-name="T27">Oct</text:span><text:span text:style-name="T26">.</text:span><text:span text:style-name="T30"> 201</text:span><text:span text:style-name="T31">9</text:span><text:span text:style-name="T30"> — </text:span><text:span text:style-name="T34">Jan</text:span><text:span text:style-name="T33">. 2020</text:span></text:p>
          </table:table-cell>
        </table:table-row>
      </table:table>
      <text:p text:style-name="P5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8"/>
          </table:table-cell>
          <table:table-cell table:style-name="Table11.A1" office:value-type="string">
            <text:list xml:id="list3584562772" text:style-name="L1">
              <text:list-item>
                <text:p text:style-name="P53"><text:span text:style-name="T133">Helped e</text:span><text:span text:style-name="T124">valuate potential safety impacts</text:span><text:span text:style-name="T125"> </text:span><text:span text:style-name="T126">o</text:span><text:span text:style-name="T124">f </text:span><text:span text:style-name="T131">the</text:span><text:span text:style-name="T125"> </text:span><text:span text:style-name="T126">Caltrans-</text:span><text:span text:style-name="T132">proposed</text:span><text:span text:style-name="T127"> “</text:span><text:span text:style-name="T126">Yellow Alert”</text:span><text:span text:style-name="T128"> </text:span><text:span text:style-name="T131">high</text:span><text:span text:style-name="T128">way </text:span><text:span text:style-name="T129">messag</text:span><text:span text:style-name="T130">e</text:span><text:span text:style-name="T126"> system</text:span><text:span text:style-name="T128"> </text:span><text:span text:style-name="Strong_20_Emphasis"><text:span text:style-name="T134">by automating portions</text:span></text:span><text:span text:style-name="T133"> of the data collection and analysis process</text:span></text:p>
              </text:list-item>
              <text:list-item>
                <text:p text:style-name="P54"><text:span text:style-name="T57">S</text:span><text:span text:style-name="T58">ynced</text:span><text:span text:style-name="T53"> </text:span><text:span text:style-name="T58">position</text:span><text:span text:style-name="T59">al</text:span><text:span text:style-name="T54">, </text:span><text:span text:style-name="T59">sensor</text:span><text:span text:style-name="T54">, and </text:span><text:span text:style-name="T59">behavioral</text:span><text:span text:style-name="T53"> data </text:span><text:span text:style-name="T57">collected </text:span><text:span text:style-name="T53">from </text:span><text:span text:style-name="T63">driving</text:span><text:span text:style-name="T56"> </text:span><text:span text:style-name="T53">simulation</text:span><text:span text:style-name="T54"> </text:span><text:span text:style-name="T63">experiments</text:span></text:p>
              </text:list-item>
              <text:list-item>
                <text:p text:style-name="P54"><text:span text:style-name="Strong_20_Emphasis"><text:span text:style-name="T60">Wrote Python scripts to </text:span></text:span><text:span text:style-name="Strong_20_Emphasis"><text:span text:style-name="T55">extract key points from trial data sets, </text:span></text:span><text:span text:style-name="Strong_20_Emphasis"><text:span text:style-name="T79">using Python statistics libraries</text:span></text:span></text:p>
              </text:list-item>
              <text:list-item>
                <text:p text:style-name="P55"><text:span text:style-name="Strong_20_Emphasis"><text:span text:style-name="T65">Worked with</text:span></text:span><text:span text:style-name="Strong_20_Emphasis"><text:span text:style-name="T64"> thousands of data points from over 40 unique driver trials</text:span></text:span></text:p>
              </text:list-item>
            </text:list>
          </table:table-cell>
        </table:table-row>
      </table:table>
      <text:p text:style-name="P4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1"/>
          </table:table-cell>
          <table:table-cell table:style-name="Table12.A1" office:value-type="string">
            <text:p text:style-name="P12"><text:span text:style-name="Strong_20_Emphasis"><text:span text:style-name="T122">UC Berkeley College of Engineering</text:span></text:span></text:p>
            <text:p text:style-name="P22"><text:span text:style-name="Strong_20_Emphasis"><text:span text:style-name="T158">Academic Intern</text:span></text:span><text:span text:style-name="T153"> <text:s/></text:span><text:span text:style-name="T115"><text:s text:c="27"/></text:span><text:span text:style-name="T153"><text:s/></text:span><text:span text:style-name="T115"><text:s text:c="51"/></text:span><text:span text:style-name="T154"><text:s text:c="7"/></text:span><text:span text:style-name="T139"><text:s/></text:span><text:span text:style-name="T115"><text:s text:c="81"/></text:span><text:span text:style-name="T159"><text:s text:c="89"/></text:span><text:span text:style-name="T155"><text:s text:c="13"/></text:span></text:p>
          </table:table-cell>
          <table:table-cell table:style-name="Table12.C1" office:value-type="string">
            <text:p text:style-name="P1"><text:span text:style-name="T163">Berkeley</text:span>, CA</text:p>
            <text:p text:style-name="P17"><text:span text:style-name="T25"><text:s/>J</text:span><text:span text:style-name="T28">an</text:span><text:span text:style-name="T25">.</text:span><text:span text:style-name="T30"> 20</text:span><text:span text:style-name="T32">20</text:span><text:span text:style-name="T30"> — </text:span><text:span text:style-name="T32">Present</text:span></text:p>
          </table:table-cell>
        </table:table-row>
      </table:table>
      <text:p text:style-name="P5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list xml:id="list181311235261646" text:continue-numbering="true" text:style-name="L1">
              <text:list-item>
                <text:p text:style-name="P61"><text:span text:style-name="T165">Helped run</text:span> lab sections for The Structure and Interpretation of Computer Programs (CS 61A)</text:p>
              </text:list-item>
              <text:list-item>
                <text:p text:style-name="P61">T<text:span text:style-name="T164">aught</text:span> fundamental <text:span text:style-name="T166">CS</text:span> <text:span text:style-name="T166">concepts such as recursion, abstraction, and O.O.P.</text:span> to <text:span text:style-name="T169">30 students</text:span></text:p>
              </text:list-item>
              <text:list-item>
                <text:p text:style-name="P63"><text:span text:style-name="T165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3"><office:annotation office:name="__Annotation__1352_1647437908"><dc:creator>Unknown Author</dc:creator><dc:date>2020-01-04T16:43:11.210977179</dc:date><text:p text:style-name="P75"><text:span text:style-name="T174">Projects all one table except HEADER</text:span></text:p></office:annotation><text:span text:style-name="T172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9">I</text:span></text:span><text:span text:style-name="Strong_20_Emphasis"><text:span text:style-name="T20">nvestment </text:span></text:span><text:span text:style-name="Strong_20_Emphasis"><text:span text:style-name="T21">Portfolio Diversity Visualiz</text:span></text:span><text:span text:style-name="Strong_20_Emphasis"><text:span text:style-name="T22">er </text:span></text:span><text:span text:style-name="Strong_20_Emphasis"><text:span text:style-name="T15">(</text:span></text:span><text:span text:style-name="Strong_20_Emphasis"><text:span text:style-name="T14">Python</text:span></text:span><text:span text:style-name="Strong_20_Emphasis"><text:span text:style-name="T15">)</text:span></text:span></text:p>
            <text:list xml:id="list181310487598557" text:continue-numbering="true" text:style-name="L1">
              <text:list-item>
                <text:p text:style-name="P60"><text:span text:style-name="T84">Won </text:span><text:span text:style-name="T85">the </text:span><text:span text:style-name="T86">BlackRock API Prize at Cal Hacks </text:span><text:span text:style-name="T87">6.0</text:span><text:span text:style-name="T83">,</text:span><text:span text:style-name="T62"> the largest collegiate hackathon in the world</text:span></text:p>
              </text:list-item>
              <text:list-item>
                <text:p text:style-name="P56"><text:span text:style-name="T66">Built</text:span><text:span text:style-name="T67"> </text:span><text:span text:style-name="T66">a </text:span><text:span text:style-name="T67">tool</text:span><text:span text:style-name="T61"> </text:span><text:span text:style-name="T72">that helps users gain insight into the diversity of</text:span><text:span text:style-name="T61"> </text:span><text:span text:style-name="T72">an </text:span><text:span text:style-name="T61">investment portfolio </text:span><text:span text:style-name="T77">in relation to</text:span><text:span text:style-name="T61"> any</text:span><text:span text:style-name="T71"> </text:span><text:span text:style-name="T72">applicable </text:span><text:span text:style-name="T61">security </text:span><text:span text:style-name="T73">data </text:span><text:span text:style-name="T61">attribute </text:span><text:span text:style-name="T73">(e.g., sector, asset type, or country)</text:span></text:p>
              </text:list-item>
              <text:list-item>
                <text:p text:style-name="P57"><text:span text:style-name="T88">Leveraged</text:span><text:span text:style-name="T89"> BlackRock’</text:span><text:span text:style-name="T90">s</text:span><text:span text:style-name="T89"> API to </text:span><text:span text:style-name="T91">compile </text:span><text:span text:style-name="T89">and categorize </text:span><text:span text:style-name="T92">security</text:span><text:span text:style-name="T89"> data</text:span><text:span text:style-name="T92"> </text:span><text:span text:style-name="T93">from</text:span><text:span text:style-name="T102"> stock ticker strings</text:span></text:p>
              </text:list-item>
              <text:list-item>
                <text:p text:style-name="P58"><text:span text:style-name="T68">Integrated</text:span><text:span text:style-name="T61"> MatPlotLib to visualize </text:span><text:span text:style-name="T69">calculated diversity</text:span><text:span text:style-name="T61"> data and create a GUI for </text:span><text:span text:style-name="T71">portfolio </text:span><text:span text:style-name="T70">input</text:span><text:span text:style-name="T61"> <text:s text:c="3"/></text:span><text:span text:style-name="T82"><text:s text:c="7"/></text:span><text:span text:style-name="T61"><text:s/></text:span><text:span text:style-name="T82"><text:s text:c="2"/></text:span><text:span text:style-name="T13"><text:s text:c="13"/></text:span><text:span text:style-name="T45"><text:s/></text:span><text:span text:style-name="T13"><text:s text:c="51"/></text:span><text:span text:style-name="T23"><text:s text:c="7"/></text:span><text:span text:style-name="T48"><text:s/></text:span><text:span text:style-name="T13"><text:s text:c="81"/></text:span><text:span text:style-name="T6"><text:s text:c="89"/></text:span><text:span text:style-name="T24"><text:s text:c="13"/></text:span></text:p>
              </text:list-item>
            </text:list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5"><text:span text:style-name="Strong_20_Emphasis"><text:span text:style-name="T15">Bomberman Remastered </text:span></text:span><text:span text:style-name="Strong_20_Emphasis"><text:span text:style-name="T17">(Java)</text:span></text:span></text:p>
            <text:list xml:id="list181311252158986" text:continue-numbering="true" text:style-name="L1">
              <text:list-item>
                <text:p text:style-name="P64">Created an improved remake of the game Bomberman that runs on modern operating systems</text:p>
              </text:list-item>
              <text:list-item>
                <text:p text:style-name="P65">Devised a <text:span text:style-name="T113">completely original</text:span> “competitive mode”, featuring dynamic multiplayer gameplay</text:p>
              </text:list-item>
              <text:list-item>
                <text:p text:style-name="P59"><text:span text:style-name="T74">Utilized the Java Swing toolkit to design </text:span><text:span text:style-name="T75">menus</text:span><text:span text:style-name="T76">,</text:span><text:span text:style-name="T74"> </text:span><text:span text:style-name="T76">handle controls, and execute game events</text:span><text:span text:style-name="T82"> <text:s text:c="2"/></text:span></text:p>
              </text:list-item>
              <text:list-item>
                <text:p text:style-name="P59"><text:span text:style-name="T80">Voted </text:span><text:span text:style-name="T81">as one of the</text:span><text:span text:style-name="T80"> </text:span><text:span text:style-name="T81">top three projects of the year</text:span><text:span text:style-name="T80"> when presented at a school project fair </text:span><text:span text:style-name="T82"><text:s text:c="3"/></text:span><text:span text:style-name="T61"><text:s/></text:span><text:span text:style-name="T82"><text:s text:c="2"/></text:span><text:span text:style-name="T13"><text:s text:c="13"/></text:span><text:span text:style-name="T45"><text:s/></text:span><text:span text:style-name="T13"><text:s text:c="51"/></text:span><text:span text:style-name="T23"><text:s text:c="7"/></text:span><text:span text:style-name="T48"><text:s/></text:span><text:span text:style-name="T13"><text:s text:c="81"/></text:span><text:span text:style-name="T6"><text:s text:c="89"/></text:span><text:span text:style-name="T24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10"><text:span text:style-name="Strong_20_Emphasis"><text:span text:style-name="T18">Personal Website (HTML, CSS, JavaScript) </text:span></text:span></text:p>
            <text:list xml:id="list181309852917740" text:continue-numbering="true" text:style-name="L1">
              <text:list-item>
                <text:p text:style-name="P66">Designed and built a personal site from scratch, utilizing the Bootstrap front end framework</text:p>
              </text:list-item>
              <text:list-item>
                <text:p text:style-name="P67">Ensured font and layout compatibility for any operating system, display size, or web browser</text:p>
              </text:list-item>
              <text:list-item>
                <text:p text:style-name="P68">Hosted page files remotely on UC Berkeley Open Computing Facility servers, via SSH transfer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5"><text:span text:style-name="Strong_20_Emphasis"><text:span text:style-name="T16">Scheme Language Interpreter (Python)</text:span></text:span></text:p>
            <text:list xml:id="list181310396596396" text:continue-numbering="true" text:style-name="L1">
              <text:list-item>
                <text:p text:style-name="P70"><text:span text:style-name="T7">Constructed</text:span><text:span text:style-name="T8"> a</text:span><text:span text:style-name="T9">n i</text:span><text:span text:style-name="T10">nterpreter for the Scheme </text:span><text:span text:style-name="T12">functional </text:span><text:span text:style-name="T9">programming </text:span><text:span text:style-name="T10">language </text:span><text:span text:style-name="T11">(a dialect of Lisp)</text:span></text:p>
              </text:list-item>
              <text:list-item>
                <text:p text:style-name="P71"><text:span text:style-name="T100">Detailed cor</text:span><text:span text:style-name="T99">rect evaluation procedures for</text:span><text:span text:style-name="T94"> </text:span><text:span text:style-name="T95">exceptions, macros,</text:span><text:span text:style-name="T97"> </text:span><text:span text:style-name="T96">and</text:span><text:span text:style-name="T99"> </text:span><text:span text:style-name="T101">short-circuiting forms</text:span></text:p>
              </text:list-item>
              <text:list-item>
                <text:p text:style-name="P72"><text:span text:style-name="T99">Optimized memory by implementing</text:span><text:span text:style-name="T98"> tail </text:span><text:span text:style-name="T99">recursion</text:span><text:span text:style-name="T98">, environments, and le</text:span><text:span text:style-name="T99">xical/dynamic scoping</text:span></text:p>
              </text:list-item>
            </text:list>
          </table:table-cell>
        </table:table-row>
      </table:table>
      <text:p text:style-name="P46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4">ACTIVITIES</text:p>
          </table:table-cell>
          <table:table-cell table:style-name="Table13.A1" office:value-type="string">
            <text:p text:style-name="P9"><text:span text:style-name="T103">Catalyst for Success</text:span> <text:s/></text:p>
            <text:p text:style-name="P23"><text:span text:style-name="Strong_20_Emphasis"><text:span text:style-name="T156">Treasurer, </text:span></text:span><text:span text:style-name="Strong_20_Emphasis"><text:span text:style-name="T157">Senior Technology Mentor</text:span></text:span><text:span text:style-name="Strong_20_Emphasis"><text:span text:style-name="T118"> </text:span></text:span><text:span text:style-name="T117"><text:s/></text:span><text:span text:style-name="T115"><text:s text:c="24"/></text:span><text:span text:style-name="T153"><text:s/></text:span><text:span text:style-name="T115"><text:s text:c="51"/></text:span><text:span text:style-name="T154"><text:s text:c="7"/></text:span><text:span text:style-name="T139"><text:s/></text:span><text:span text:style-name="T115"><text:s text:c="81"/></text:span><text:span text:style-name="T159"><text:s text:c="89"/></text:span><text:span text:style-name="T155"><text:s text:c="13"/></text:span></text:p>
          </table:table-cell>
          <table:table-cell table:style-name="Table13.A1" office:value-type="string">
            <text:p text:style-name="P2">San Diego, CA</text:p>
            <text:p text:style-name="P8"><text:span text:style-name="T25"><text:s text:c="2"/></text:span><text:span text:style-name="T30">Sep. 2017 — Aug. 2019</text:span></text:p>
          </table:table-cell>
        </table:table-row>
      </table:table>
      <text:p text:style-name="P45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0"/>
          </table:table-cell>
          <table:table-cell table:style-name="Table15.A1" office:value-type="string">
            <text:list xml:id="list181311950839169" text:continue-numbering="true" text:style-name="L1">
              <text:list-item>
                <text:p text:style-name="P69">Taught programming and circuitry at the library to over 200 students (Python, Javascript<text:span text:style-name="T171">)</text:span></text:p>
              </text:list-item>
              <text:list-item>
                <text:p text:style-name="P62">Worked with library officials to organize regular workshops and week-long summer camps</text:p>
              </text:list-item>
            </text:list>
          </table:table-cell>
        </table:table-row>
      </table:table>
      <text:p text:style-name="P45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A<text:span text:style-name="T161">WARDS</text:span></text:p>
          </table:table-cell>
          <table:table-cell table:style-name="Table16.A1" office:value-type="string">
            <text:p text:style-name="P25"><text:span text:style-name="T1">Winner</text:span><text:span text:style-name="T109">, </text:span><text:span text:style-name="T104">CalHacks </text:span><text:span text:style-name="T105">6.0 BlackRock API Prize </text:span></text:p>
            <text:p text:style-name="P73"><text:span text:style-name="T138">Winner</text:span><text:span text:style-name="T135">,</text:span><text:span text:style-name="T141"> </text:span><text:span text:style-name="T150">Intuit George A. Hansen </text:span><text:span text:style-name="T152">Computer Science</text:span><text:span text:style-name="T150"> </text:span><text:span text:style-name="T151">Scholarship</text:span></text:p>
            <text:p text:style-name="P74"><text:span text:style-name="T5">Winner</text:span><text:span text:style-name="T109">,</text:span><text:span text:style-name="T162"> </text:span><text:span text:style-name="T110">I</text:span><text:span text:style-name="T106">ntuit </text:span><text:span text:style-name="T107">Academic</text:span><text:span text:style-name="T106"> Scholarship</text:span></text:p>
            <text:p text:style-name="P24"><text:span text:style-name="T140">Champion</text:span><text:span text:style-name="T143">, Southern California Developmental Soccer League Div. 1</text:span><text:span text:style-name="T115"> <text:s text:c="14"/></text:span><text:span text:style-name="T153"><text:s/></text:span><text:span text:style-name="T115"><text:s text:c="51"/></text:span><text:span text:style-name="T154"><text:s text:c="7"/></text:span><text:span text:style-name="T139"><text:s/></text:span><text:span text:style-name="T115"><text:s text:c="81"/></text:span><text:span text:style-name="T159"><text:s text:c="89"/></text:span><text:span text:style-name="T155"><text:s text:c="13"/></text:span></text:p>
          </table:table-cell>
          <table:table-cell table:style-name="Table16.A1" office:value-type="string">
            <text:p text:style-name="P7"><text:span text:style-name="T30">O</text:span><text:span text:style-name="T29">ct. 2019</text:span></text:p>
            <text:p text:style-name="P18"><text:span text:style-name="T114">Apr</text:span>. 2019</text:p>
            <text:p text:style-name="P18"><text:span text:style-name="T114">Apr</text:span>. 2019</text:p>
            <text:p text:style-name="P19">Dec. 2018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5">SKILLS</text:p>
          </table:table-cell>
          <table:table-cell table:style-name="Table17.A1" office:value-type="string">
            <text:p text:style-name="P23"><text:span text:style-name="T145">Python, Java, SQL, HTML/CSS, JavaScript, </text:span><text:span text:style-name="T144">Git, </text:span><text:span text:style-name="T146">Unix,</text:span><text:span text:style-name="T147"> </text:span><text:span text:style-name="T148">Bootstrap, NumPy, </text:span><text:span text:style-name="T149">MATLAB</text:span><text:span text:style-name="T142"> </text:span><text:span text:style-name="T119"><text:s text:c="2"/></text:span><text:span text:style-name="T115"><text:s text:c="43"/></text:span><text:span text:style-name="T154"><text:s text:c="7"/></text:span><text:span text:style-name="T139"><text:s/></text:span><text:span text:style-name="T115"><text:s text:c="81"/></text:span><text:span text:style-name="T159"><text:s text:c="89"/></text:span><text:span text:style-name="T155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4T18:13:09.625733682</dc:date>
    <meta:editing-duration>P1DT14H28M55S</meta:editing-duration>
    <meta:editing-cycles>390</meta:editing-cycles>
    <meta:document-statistic meta:table-count="13" meta:image-count="6" meta:object-count="0" meta:page-count="2" meta:paragraph-count="66" meta:word-count="492" meta:character-count="5578" meta:non-whitespace-character-count="2954"/>
  </office:meta>
</office:document-meta>
</file>